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312in" fo:margin-bottom="0.0937in" style:line-height-at-least="0.2145in" fo:margin-right="0.1041in"/>
      <style:text-properties style:font-name="Helvetica" style:font-name-asian="Times New Roman" style:font-name-complex="Helvetica" fo:font-weight="bold" style:font-weight-asian="bold" style:font-weight-complex="bold" fo:color="#3C3C3C" fo:font-size="12pt" style:font-size-asian="12pt" style:font-size-complex="12pt" style:language-asian="en" style:country-asian="GB"/>
    </style:style>
    <style:style style:name="P2" style:parent-style-name="Normal" style:family="paragraph">
      <style:paragraph-properties fo:margin-top="0.1562in" fo:margin-bottom="0.0937in" style:line-height-at-least="0.2145in" fo:margin-right="0.1041in"/>
      <style:text-properties style:font-name="Helvetica" style:font-name-asian="Times New Roman" style:font-name-complex="Helvetica" fo:font-weight="bold" style:font-weight-asian="bold" style:font-weight-complex="bold" fo:color="#3C3C3C" fo:font-size="12pt" style:font-size-asian="12pt" style:font-size-complex="12pt" style:language-asian="en" style:country-asian="GB"/>
    </style:style>
    <style:style style:name="P3" style:parent-style-name="Normal" style:family="paragraph">
      <style:paragraph-properties fo:text-align="justify"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4" style:parent-style-name="Normal" style:family="paragraph">
      <style:paragraph-properties style:line-height-at-least="0.2187in"/>
    </style:style>
    <style:style style:name="T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7"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9"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1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16" style:parent-style-name="Normal" style:family="paragraph">
      <style:paragraph-properties fo:text-align="justify"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17" style:parent-style-name="Normal" style:family="paragraph">
      <style:paragraph-properties fo:text-align="justify"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18" style:parent-style-name="Normal" style:family="paragraph">
      <style:paragraph-properties fo:text-align="justify" style:line-height-at-least="0.2187in"/>
    </style:style>
    <style:style style:name="T1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30" style:parent-style-name="Normal" style:family="paragraph">
      <style:paragraph-properties fo:text-align="center" fo:margin-bottom="0in" fo:line-height="100%"/>
    </style:style>
    <style:style style:name="T31" style:parent-style-name="DefaultParagraphFont" style:family="text">
      <style:text-properties style:font-name="Times New Roman" style:font-name-asian="Times New Roman" style:font-name-complex="Times New Roman" style:text-position="-37.5% 100%" fo:font-size="12pt" style:font-size-asian="12pt" style:font-size-complex="12pt" style:language-asian="en" style:country-asian="GB"/>
    </style:style>
    <style:style style:name="T3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33" style:parent-style-name="Normal" style:family="paragraph">
      <style:paragraph-properties fo:text-align="center" fo:margin-bottom="0in" fo:line-height="100%"/>
      <style:text-properties style:font-name="Times New Roman" style:font-name-asian="Times New Roman" style:font-name-complex="Times New Roman" style:text-position="-37.5% 100%" fo:font-size="12pt" style:font-size-asian="12pt" style:font-size-complex="12pt" style:language-asian="en" style:country-asian="GB"/>
    </style:style>
    <style:style style:name="P34" style:parent-style-name="Normal" style:family="paragraph">
      <style:paragraph-properties fo:text-align="justify"/>
    </style:style>
    <style:style style:name="T3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6" style:parent-style-name="DefaultParagraphFont" style:family="text">
      <style:text-properties style:font-name="Times New Roman" style:font-name-asian="Times New Roman" style:font-name-complex="Times New Roman" style:text-position="-33.3% 100%" fo:font-size="12pt" style:font-size-asian="12pt" style:font-size-complex="12pt" style:language-asian="en" style:country-asian="GB"/>
    </style:style>
    <style:style style:name="T3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8" style:parent-style-name="DefaultParagraphFont" style:family="text">
      <style:text-properties style:font-name="Times New Roman" style:font-name-asian="Times New Roman" style:font-name-complex="Times New Roman" style:text-position="-33.3% 100%" fo:font-size="12pt" style:font-size-asian="12pt" style:font-size-complex="12pt" style:language-asian="en" style:country-asian="GB"/>
    </style:style>
    <style:style style:name="T3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0" style:parent-style-name="DefaultParagraphFont" style:family="text">
      <style:text-properties style:font-name="Times New Roman" style:font-name-asian="Times New Roman" style:font-name-complex="Times New Roman" style:text-position="-33.3% 100%" fo:font-size="12pt" style:font-size-asian="12pt" style:font-size-complex="12pt" style:language-asian="en" style:country-asian="GB"/>
    </style:style>
    <style:style style:name="T4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2" style:parent-style-name="DefaultParagraphFont" style:family="text">
      <style:text-properties style:font-name="Times New Roman" style:font-name-asian="Times New Roman" style:font-name-complex="Times New Roman" style:text-position="-33.3% 100%" fo:font-size="12pt" style:font-size-asian="12pt" style:font-size-complex="12pt" style:language-asian="en" style:country-asian="GB"/>
    </style:style>
    <style:style style:name="T4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44" style:parent-style-name="Normal" style:family="paragraph">
      <style:paragraph-properties fo:text-align="justify"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45" style:parent-style-name="Normal" style:family="paragraph">
      <style:paragraph-properties fo:text-align="justify"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46" style:parent-style-name="Normal" style:family="paragraph">
      <style:paragraph-properties style:line-height-at-least="0.2187in"/>
    </style:style>
    <style:style style:name="T4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52" style:parent-style-name="Normal" style:family="paragraph">
      <style:paragraph-properties style:line-height-at-least="0.2187in"/>
    </style:style>
    <style:style style:name="T5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6" style:parent-style-name="Hyperlink" style:family="text">
      <style:text-properties style:font-name="Helvetica" style:font-name-asian="Times New Roman" style:font-name-complex="Helvetica" fo:font-size="10.5pt" style:font-size-asian="10.5pt" style:font-size-complex="10.5pt" style:language-asian="en" style:country-asian="GB"/>
    </style:style>
    <style:style style:name="T57" style:parent-style-name="Hyperlink" style:family="text">
      <style:text-properties style:font-name="Helvetica" style:font-name-asian="Times New Roman" style:font-name-complex="Helvetica" fo:font-size="10.5pt" style:font-size-asian="10.5pt" style:font-size-complex="10.5pt" style:language-asian="en" style:country-asian="GB"/>
    </style:style>
    <style:style style:name="T58" style:parent-style-name="Hyperlink" style:family="text">
      <style:text-properties style:font-name="Helvetica" style:font-name-asian="Times New Roman" style:font-name-complex="Helvetica" fo:font-size="10.5pt" style:font-size-asian="10.5pt" style:font-size-complex="10.5pt" style:language-asian="en" style:country-asian="GB"/>
    </style:style>
    <style:style style:name="P59" style:parent-style-name="Normal" style:family="paragraph">
      <style:paragraph-properties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60" style:parent-style-name="Normal" style:family="paragraph">
      <style:paragraph-properties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61" style:parent-style-name="Normal" style:family="paragraph">
      <style:paragraph-properties fo:margin-top="0.0694in" fo:margin-bottom="0.0694in" fo:line-height="100%"/>
    </style:style>
    <style:style style:name="P62" style:parent-style-name="Normal" style:family="paragraph">
      <style:paragraph-properties fo:margin-top="0.0694in" fo:margin-bottom="0.0694in" fo:line-height="100%"/>
    </style:style>
    <style:style style:name="P63" style:parent-style-name="Normal" style:family="paragraph">
      <style:paragraph-properties fo:margin-top="0.0694in" fo:margin-bottom="0.0694in" fo:line-height="100%"/>
    </style:style>
    <style:style style:name="P64" style:parent-style-name="Normal" style:family="paragraph">
      <style:paragraph-properties fo:margin-top="0.0694in" fo:margin-bottom="0.0694in" fo:line-height="100%"/>
    </style:style>
    <style:style style:name="P65" style:parent-style-name="Normal" style:family="paragraph">
      <style:paragraph-properties fo:margin-top="0.0694in" fo:margin-bottom="0.0694in" fo:line-height="100%"/>
    </style:style>
    <style:style style:name="P66" style:parent-style-name="Normal" style:family="paragraph">
      <style:paragraph-properties fo:margin-bottom="0.0937in"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2">Critical Discussion of Results</text:h>
      <text:h text:style-name="P2" text:outline-level="2">1. Simple Initial Analysis of Data (Valentia GNIP Station)</text:h>
      <text:p text:style-name="P3"/>
      <text:p text:style-name="P4"><text:span text:style-name="T5">Based on the plotted graphs</text:span><text:span text:style-name="T6"><text:s/>of<text:s/></text:span><text:span text:style-name="T7"><draw:frame draw:style-name="a0" draw:name="Picture 15" text:anchor-type="as-char" svg:x="0in" svg:y="0in" svg:width="0.2in" svg:height="0.20833in" style:rel-width="scale" style:rel-height="scale"><draw:image xlink:href="media/image1.png" xlink:type="simple" xlink:show="embed" xlink:actuate="onLoad"/><svg:title/><svg:desc>C:\Users\klusa\AppData\Local\Temp\ConnectorClipboard484634090957196951\image15214209421040.png</svg:desc></draw:frame></text:span><text:span text:style-name="T8">and<text:s/></text:span><text:span text:style-name="T9"><draw:frame draw:style-name="a1" draw:name="Picture 14" text:anchor-type="as-char" svg:x="0in" svg:y="0in" svg:width="0.25in" svg:height="0.20833in" style:rel-width="scale" style:rel-height="scale"><draw:image xlink:href="media/image2.png" xlink:type="simple" xlink:show="embed" xlink:actuate="onLoad"/><svg:title/><svg:desc>C:\Users\klusa\AppData\Local\Temp\ConnectorClipboard484634090957196951\image15214209421091.png</svg:desc></draw:frame></text:span><text:span text:style-name="T10"><text:s/></text:span><text:span text:style-name="T11">with respect to time, a stable</text:span><text:span text:style-name="T12"><text:s/>linear</text:span><text:span text:style-name="T13"><text:s/>tren</text:span><text:span text:style-name="T14">d was</text:span><text:span text:style-name="T15"><text:s/>observed with a few potential outliers in 2005.<text:s/></text:span></text:p>
      <text:p text:style-name="P16">Further investigation of these<text:s/>potential<text:s/>outliers in 2005 revealed that Valentia Island was both the warmest and the wettest place in Ireland<text:s/>and exceptional compared to years on record. Annual rainfall of 1458 mm was reported with an average temperature of 11.4 °C<text:s/>according to<text:s/>Met Eireann’s end of year report.<text:s/>[5]<text:s/>The possible correlation between the abundances of deuterium and oxygen dependence on temperature and rainfall was suggested for future work to provide the thorough analysis.<text:s/></text:p>
      <text:p text:style-name="P17">Missing data<text:s/>in the retrieved<text:s/>Excel files<text:s/>from the<text:s/>Global Network of Isotopes Precipitation (GNIP) database<text:s/>from the time-period around the year 1970 caused a visible gap in the both graphs.</text:p>
      <text:p text:style-name="P18"><text:span text:style-name="T19">For the abundance of tritium, completely different trend is visualised.<text:s/></text:span><text:span text:style-name="T20">A<text:s/></text:span><text:span text:style-name="T21">non-standard</text:span><text:span text:style-name="T22"><text:s/>peak in the abundance of tritium was observed<text:s/></text:span><text:span text:style-name="T23">between the years 1960</text:span><text:span text:style-name="st">–</text:span><text:span text:style-name="T24">1965</text:span><text:span text:style-name="T25">. This<text:s/></text:span><text:span text:style-name="T26">observation precisely<text:s/></text:span><text:span text:style-name="T27">follow</text:span><text:span text:style-name="T28">s</text:span><text:span text:style-name="T29"><text:s/>the original purpose of the network of stations to detect atmospheric fallout from nuclear tests during the Cold War, as tritium is an essential to the type of fusion used in nuclear weapons design.<text:s/></text:span></text:p>
      <text:p text:style-name="P30"><text:span text:style-name="T31"><draw:frame draw:style-name="a2" draw:name="Picture 13" text:anchor-type="as-char" svg:x="0in" svg:y="0in" svg:width="2.54167in" svg:height="0.225in" style:rel-width="scale" style:rel-height="scale"><draw:image xlink:href="media/image3.png" xlink:type="simple" xlink:show="embed" xlink:actuate="onLoad"/><svg:title/><svg:desc>C:\Users\klusa\AppData\Local\Temp\ConnectorClipboard484634090957196951\image15214208192620.png</svg:desc></draw:frame></text:span><text:span text:style-name="T32">[6]</text:span></text:p>
      <text:p text:style-name="P33"/>
      <text:p text:style-name="P34"><text:span text:style-name="T35">Tritium is made by bombarding lithium<text:s/></text:span><text:span text:style-name="T36"><draw:frame draw:style-name="a3" draw:name="Picture 8" text:anchor-type="as-char" svg:x="0in" svg:y="0in" svg:width="0.21667in" svg:height="0.20833in" style:rel-width="scale" style:rel-height="scale"><draw:image xlink:href="media/image4.png" xlink:type="simple" xlink:show="embed" xlink:actuate="onLoad"/><svg:title/><svg:desc>C:\Users\klusa\AppData\Local\Temp\ConnectorClipboard484634090957196951\image15214205075110.png</svg:desc></draw:frame></text:span><text:span text:style-name="T37"><text:s/>with a neutron (</text:span><text:span text:style-name="T38"><draw:frame draw:style-name="a4" draw:name="Picture 9" text:anchor-type="as-char" svg:x="0in" svg:y="0in" svg:width="0.11667in" svg:height="0.19167in" style:rel-width="scale" style:rel-height="scale"><draw:image xlink:href="media/image5.png" xlink:type="simple" xlink:show="embed" xlink:actuate="onLoad"/><svg:title/><svg:desc>C:\Users\klusa\AppData\Local\Temp\ConnectorClipboard484634090957196951\image15214205536500.png</svg:desc></draw:frame></text:span><text:span text:style-name="T39">) which causes the lithium nuclei to split, producing helium<text:s/></text:span><text:span text:style-name="T40"><draw:frame draw:style-name="a5" draw:name="Picture 10" text:anchor-type="as-char" svg:x="0in" svg:y="0in" svg:width="0.26667in" svg:height="0.20833in" style:rel-width="scale" style:rel-height="scale"><draw:image xlink:href="media/image6.png" xlink:type="simple" xlink:show="embed" xlink:actuate="onLoad"/><svg:title/><svg:desc>C:\Users\klusa\AppData\Local\Temp\ConnectorClipboard484634090957196951\image15214206468010.png</svg:desc></draw:frame></text:span><text:span text:style-name="T41">, tritium<text:s/></text:span><text:span text:style-name="T42"><draw:frame draw:style-name="a6" draw:name="Picture 11" text:anchor-type="as-char" svg:x="0in" svg:y="0in" svg:width="0.2in" svg:height="0.20833in" style:rel-width="scale" style:rel-height="scale"><draw:image xlink:href="media/image7.png" xlink:type="simple" xlink:show="embed" xlink:actuate="onLoad"/><svg:title/><svg:desc>C:\Users\klusa\AppData\Local\Temp\ConnectorClipboard484634090957196951\image15214207069830.png</svg:desc></draw:frame></text:span><text:span text:style-name="T43"><text:s/>and energy.</text:span></text:p>
      <text:p text:style-name="P44">Begemann &amp; Libby (1957) estimated that 1.1 kg of<text:s/>tritium was released to atmosphere for each megaton thermonuclear explosion. By 1965, the nuclear tests were estimated to have a fusion yield over 300 megatons.<text:s/>[7]<text:s/></text:p>
      <text:p text:style-name="P45">Extended depiction of the abundance of tritium in the atmosphere is<text:s/>therefore<text:s/>mainly thought to reflect the rapid increase of nuclear test<text:s/>in 1950’s and early 1960’s. The increased detection of tritium could be also further influenced by cumulative re-evaporation from land and long residence time of tritium isotope of water in the sea (compared with the radioactive half-life of tritium), as the analysed GNIP station (Valentia Observatory) lies on the southwest coast of Ireland (factors up).<text:s/>[8] The concentration of tritium in rain at Valentia in this time-period was estimated to reach 1000 megatons.</text:p>
      <text:p text:style-name="P46"><text:span text:style-name="T47">[</text:span><text:span text:style-name="T48">5</text:span><text:span text:style-name="T49">]<text:s/></text:span>Met Eireann’s end of year report<text:span text:style-name="T50">:<text:s/></text:span><text:span text:style-name="T51">https://www.met.ie/publications/met_ar2005.pdf</text:span></text:p>
      <text:p text:style-name="P52"><text:span text:style-name="T53">[</text:span><text:span text:style-name="T54">6</text:span><text:span text:style-name="T55">]<text:s/></text:span><text:a xlink:href="https://en.wikipedia.org/wiki/Nuclear_weapon_design#Tritium_production" office:target-frame-name="_top" xlink:show="replace"><text:span text:style-name="T56">https://en.wikipedia.org/wiki/Nuclear_weapon_</text:span><text:bookmark-start text:name="_Hlt509181896"/><text:bookmark-start text:name="_Hlt509181897"/><text:span text:style-name="T57">design</text:span><text:bookmark-end text:name="_Hlt509181896"/><text:bookmark-end text:name="_Hlt509181897"/><text:span text:style-name="T58">#Tritium_production</text:span></text:a></text:p>
      <text:p text:style-name="P59">[7] Begemann &amp; Libby (1957)</text:p>
      <text:p text:style-name="P60">[8] 156-160</text:p>
      <text:soft-page-break/>
      <text:h text:style-name="Heading1" text:outline-level="1">Radioactive Aerosols</text:h>
      <text:p text:style-name="NormalWeb">Part of<text:s/><text:a xlink:href="http://www.cambridge.org/gb/academic/subjects/engineering/series/cambridge-series-chemical-engineering" office:target-frame-name="_top" xlink:show="replace"><text:span text:style-name="Hyperlink">Cambridge Series in Chemical Engineering</text:span></text:a></text:p>
      <text:list text:style-name="LFO3" text:continue-numbering="true">
        <text:list-item>
          <text:p text:style-name="P61">Author:<text:s/><text:a xlink:href="http://www.cambridge.org/gb/academic/subjects/chemistry/environmental-chemistry/radioactive-aerosols?format=PB&amp;isbn=9780521612050#bookPeople" office:target-frame-name="_top" xlink:show="replace"><text:span text:style-name="Hyperlink">A. C. Chamberlain</text:span></text:a></text:p>
        </text:list-item>
      </text:list>
      <text:list text:style-name="LFO4" text:continue-numbering="true">
        <text:list-item>
          <text:p text:style-name="P62">Date Published: November 2004</text:p>
        </text:list-item>
        <text:list-item>
          <text:p text:style-name="P63">availability: Available<text:s/></text:p>
        </text:list-item>
        <text:list-item>
          <text:p text:style-name="P64">format: Paperback</text:p>
        </text:list-item>
        <text:list-item>
          <text:p text:style-name="P65">isbn: 9780521612050</text:p>
        </text:list-item>
      </text:list>
      <text:p text:style-name="P6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ize="18pt" style:font-size-asian="18pt" style:font-size-complex="18pt" style:language-asian="en" style:country-asian="GB"/>
    </style:style>
    <style:style style:name="s2" style:display-name="s2" style:family="text" style:parent-style-name="DefaultParagraphFont"/>
    <style:style style:name="s0" style:display-name="s0"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 style:display-name="s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ežka Klustová</meta:initial-creator>
    <dc:creator>Anežka Klustová</dc:creator>
    <meta:creation-date>2018-03-18T23:34:00Z</meta:creation-date>
    <dc:date>2018-03-19T00:57:00Z</dc:date>
    <meta:template xlink:href="Normal" xlink:type="simple"/>
    <meta:editing-cycles>2</meta:editing-cycles>
    <meta:editing-duration>PT4980S</meta:editing-duration>
    <meta:document-statistic meta:page-count="2" meta:paragraph-count="6" meta:word-count="453" meta:character-count="3031" meta:row-count="21" meta:non-whitespace-character-count="2584"/>
  </office:meta>
</office:document-meta>
</file>